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SkorSumarmo" style:family="table">
      <style:table-properties style:width="13.996cm" table:align="left" fo:keep-with-next="always" style:may-break-between-rows="false"/>
    </style:style>
    <style:style style:name="TabelSkorSumarmo.A" style:family="table-column">
      <style:table-column-properties style:column-width="4.665cm"/>
    </style:style>
    <style:style style:name="TabelSkorSumarmo.B" style:family="table-column">
      <style:table-column-properties style:column-width="1.288cm"/>
    </style:style>
    <style:style style:name="TabelSkorSumarmo.C" style:family="table-column">
      <style:table-column-properties style:column-width="8.043cm"/>
    </style:style>
    <style:style style:name="TabelSkorSumarmo.A1" style:family="table-cell">
      <style:table-cell-properties fo:padding="0.097cm" fo:border-left="0.05pt solid #000000" fo:border-right="none" fo:border-top="0.05pt solid #000000" fo:border-bottom="0.05pt solid #000000"/>
    </style:style>
    <style:style style:name="TabelSkorSumarmo.C1" style:family="table-cell">
      <style:table-cell-properties fo:padding="0.097cm" fo:border="0.05pt solid #000000"/>
    </style:style>
    <style:style style:name="TabelSkorSumarmo.A2" style:family="table-cell">
      <style:table-cell-properties fo:padding="0.097cm" fo:border-left="0.05pt solid #000000" fo:border-right="none" fo:border-top="none" fo:border-bottom="0.05pt solid #000000"/>
    </style:style>
    <style:style style:name="TabelSkorSumarmo.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_20_indent">
      <style:text-properties officeooo:paragraph-rsid="002b6bc3"/>
    </style:style>
    <style:style style:name="P4" style:family="paragraph" style:parent-style-name="Text_20_body_20_indent">
      <style:text-properties officeooo:rsid="001e1c11" officeooo:paragraph-rsid="001e1c11"/>
    </style:style>
    <style:style style:name="P5" style:family="paragraph" style:parent-style-name="Text_20_body_20_indent">
      <style:text-properties officeooo:rsid="001e773f" officeooo:paragraph-rsid="001e773f"/>
    </style:style>
    <style:style style:name="P6" style:family="paragraph" style:parent-style-name="Text_20_body_20_indent">
      <style:text-properties officeooo:rsid="001f8924" officeooo:paragraph-rsid="001f8924"/>
    </style:style>
    <style:style style:name="P7" style:family="paragraph" style:parent-style-name="Text_20_body_20_indent">
      <style:text-properties officeooo:rsid="002b6bc3" officeooo:paragraph-rsid="002b6bc3"/>
    </style:style>
    <style:style style:name="P8" style:family="paragraph" style:parent-style-name="Text_20_body_20_indent">
      <style:text-properties officeooo:rsid="002b6bc3" officeooo:paragraph-rsid="002ef5a9"/>
    </style:style>
    <style:style style:name="P9" style:family="paragraph" style:parent-style-name="Text_20_body_20_indent">
      <style:text-properties officeooo:rsid="002b6bc3" officeooo:paragraph-rsid="00317709"/>
    </style:style>
    <style:style style:name="P10" style:family="paragraph" style:parent-style-name="Text_20_body_20_indent">
      <style:text-properties officeooo:rsid="002b6bc3" officeooo:paragraph-rsid="00332cc0"/>
    </style:style>
    <style:style style:name="P11" style:family="paragraph" style:parent-style-name="Text_20_body_20_indent">
      <style:text-properties officeooo:paragraph-rsid="0043a222"/>
    </style:style>
    <style:style style:name="P12" style:family="paragraph" style:parent-style-name="Text_20_body_20_indent">
      <style:text-properties officeooo:paragraph-rsid="003fddab"/>
    </style:style>
    <style:style style:name="P13" style:family="paragraph" style:parent-style-name="Text_20_body_20_indent">
      <style:text-properties officeooo:paragraph-rsid="0040d1c3"/>
    </style:style>
    <style:style style:name="P14" style:family="paragraph" style:parent-style-name="Text_20_body_20_indent">
      <style:text-properties officeooo:rsid="002ef5a9" officeooo:paragraph-rsid="002ef5a9"/>
    </style:style>
    <style:style style:name="P15" style:family="paragraph" style:parent-style-name="Text_20_body_20_indent">
      <style:text-properties officeooo:rsid="00304060" officeooo:paragraph-rsid="00304060"/>
    </style:style>
    <style:style style:name="P16" style:family="paragraph" style:parent-style-name="Text_20_body_20_indent">
      <style:text-properties officeooo:rsid="00316651" officeooo:paragraph-rsid="00316651"/>
    </style:style>
    <style:style style:name="P17" style:family="paragraph" style:parent-style-name="Text_20_body_20_indent">
      <style:text-properties officeooo:rsid="00347712" officeooo:paragraph-rsid="00347712"/>
    </style:style>
    <style:style style:name="P18" style:family="paragraph" style:parent-style-name="Text_20_body_20_indent">
      <style:text-properties officeooo:paragraph-rsid="00712a4a"/>
    </style:style>
    <style:style style:name="P19" style:family="paragraph" style:parent-style-name="Text_20_body_20_indent">
      <style:text-properties officeooo:rsid="0045dc03" officeooo:paragraph-rsid="0045dc03"/>
    </style:style>
    <style:style style:name="P20" style:family="paragraph" style:parent-style-name="Text_20_body_20_indent">
      <style:text-properties officeooo:rsid="0045dc03" officeooo:paragraph-rsid="0045f6b5"/>
    </style:style>
    <style:style style:name="P21" style:family="paragraph" style:parent-style-name="Text_20_body_20_indent">
      <style:text-properties officeooo:rsid="0045dc03" officeooo:paragraph-rsid="00480cd2"/>
    </style:style>
    <style:style style:name="P22" style:family="paragraph" style:parent-style-name="Text_20_body_20_indent">
      <style:text-properties officeooo:paragraph-rsid="004fbafd"/>
    </style:style>
    <style:style style:name="P23" style:family="paragraph" style:parent-style-name="Text_20_body_20_indent">
      <style:text-properties officeooo:paragraph-rsid="0059de58"/>
    </style:style>
    <style:style style:name="P24" style:family="paragraph" style:parent-style-name="Text_20_body_20_indent">
      <style:text-properties officeooo:paragraph-rsid="005ec78b"/>
    </style:style>
    <style:style style:name="P25" style:family="paragraph" style:parent-style-name="Text_20_body_20_indent">
      <style:text-properties officeooo:paragraph-rsid="0061cbf9"/>
    </style:style>
    <style:style style:name="P26" style:family="paragraph" style:parent-style-name="Text_20_body_20_indent">
      <style:text-properties officeooo:paragraph-rsid="006acd1e"/>
    </style:style>
    <style:style style:name="P27" style:family="paragraph" style:parent-style-name="Text_20_body_20_indent">
      <style:text-properties officeooo:paragraph-rsid="006da6c3"/>
    </style:style>
    <style:style style:name="P28" style:family="paragraph" style:parent-style-name="Text_20_body_20_indent">
      <style:text-properties officeooo:paragraph-rsid="00733b44"/>
    </style:style>
    <style:style style:name="P29" style:family="paragraph" style:parent-style-name="Text_20_body">
      <style:text-properties officeooo:rsid="001e1c11" officeooo:paragraph-rsid="001e1c11"/>
    </style:style>
    <style:style style:name="P30" style:family="paragraph" style:parent-style-name="Text_20_body">
      <style:text-properties officeooo:rsid="002a6b75" officeooo:paragraph-rsid="002a6b75"/>
    </style:style>
    <style:style style:name="P31" style:family="paragraph" style:parent-style-name="Text_20_body">
      <style:text-properties officeooo:paragraph-rsid="003a26b8"/>
    </style:style>
    <style:style style:name="P32" style:family="paragraph" style:parent-style-name="Text_20_body">
      <style:text-properties officeooo:rsid="00352fbc" officeooo:paragraph-rsid="00352fbc"/>
    </style:style>
    <style:style style:name="P33" style:family="paragraph" style:parent-style-name="Text_20_body">
      <style:text-properties officeooo:rsid="00384308" officeooo:paragraph-rsid="00384308"/>
    </style:style>
    <style:style style:name="P34" style:family="paragraph" style:parent-style-name="Text_20_body">
      <style:text-properties officeooo:rsid="003ba99e" officeooo:paragraph-rsid="003ba99e"/>
    </style:style>
    <style:style style:name="P35" style:family="paragraph" style:parent-style-name="Text_20_body">
      <style:text-properties officeooo:rsid="003bf6a7" officeooo:paragraph-rsid="003bf6a7"/>
    </style:style>
    <style:style style:name="P36" style:family="paragraph" style:parent-style-name="Text_20_body">
      <style:text-properties officeooo:rsid="003f3bdb" officeooo:paragraph-rsid="003f3bdb"/>
    </style:style>
    <style:style style:name="P37" style:family="paragraph" style:parent-style-name="Text_20_body">
      <style:text-properties officeooo:rsid="003fddab" officeooo:paragraph-rsid="003fddab"/>
    </style:style>
    <style:style style:name="P38" style:family="paragraph" style:parent-style-name="Text_20_body">
      <style:text-properties officeooo:paragraph-rsid="004f9d3f"/>
    </style:style>
    <style:style style:name="P39" style:family="paragraph" style:parent-style-name="Text_20_body_20_indent" style:master-page-name="">
      <style:paragraph-properties fo:margin-left="0cm" fo:margin-right="0cm" fo:text-indent="0cm" style:auto-text-indent="false" style:page-number="auto" fo:break-before="auto" fo:break-after="auto"/>
      <style:text-properties officeooo:rsid="001f8924" officeooo:paragraph-rsid="001f8924"/>
    </style:style>
    <style:style style:name="P40" style:family="paragraph" style:parent-style-name="Text_20_body_20_indent">
      <style:paragraph-properties fo:margin-left="0cm" fo:margin-right="0cm" fo:text-indent="0cm" style:auto-text-indent="false"/>
      <style:text-properties officeooo:rsid="001f8924" officeooo:paragraph-rsid="001f8924"/>
    </style:style>
    <style:style style:name="P41" style:family="paragraph" style:parent-style-name="Text_20_body_20_indent">
      <style:paragraph-properties fo:break-before="page"/>
      <style:text-properties officeooo:rsid="00202e31" officeooo:paragraph-rsid="00202e31"/>
    </style:style>
    <style:style style:name="P42" style:family="paragraph" style:parent-style-name="Title">
      <style:text-properties officeooo:rsid="001b35fc"/>
    </style:style>
    <style:style style:name="P43" style:family="paragraph" style:parent-style-name="Subtitle">
      <style:text-properties officeooo:rsid="001b35fc" officeooo:paragraph-rsid="001b35fc"/>
    </style:style>
    <style:style style:name="P44" style:family="paragraph" style:parent-style-name="Tabel">
      <style:paragraph-properties fo:keep-with-next="always"/>
    </style:style>
    <style:style style:name="P45" style:family="paragraph" style:parent-style-name="Heading_20_1" style:master-page-name="Halaman_20_Bab">
      <style:paragraph-properties style:page-number="1"/>
      <style:text-properties officeooo:rsid="00232a23"/>
    </style:style>
    <style:style style:name="P46" style:family="paragraph" style:parent-style-name="Heading_20_1" style:master-page-name="Halaman_20_Bab">
      <style:paragraph-properties style:page-number="auto"/>
    </style:style>
    <style:style style:name="P47" style:family="paragraph" style:parent-style-name="Heading_20_1" style:master-page-name="Halaman_20_Bab">
      <style:paragraph-properties style:page-number="auto"/>
      <style:text-properties officeooo:paragraph-rsid="00836a6c"/>
    </style:style>
    <style:style style:name="P48" style:family="paragraph" style:parent-style-name="Heading_20_2">
      <style:text-properties officeooo:rsid="0024af24" officeooo:paragraph-rsid="0024af24"/>
    </style:style>
    <style:style style:name="P49" style:family="paragraph" style:parent-style-name="Heading_20_2">
      <style:text-properties officeooo:rsid="0026a7f2" officeooo:paragraph-rsid="0026a7f2"/>
    </style:style>
    <style:style style:name="P50" style:family="paragraph" style:parent-style-name="Heading_20_2">
      <style:text-properties officeooo:rsid="0028a5d4" officeooo:paragraph-rsid="0028a5d4"/>
    </style:style>
    <style:style style:name="P51" style:family="paragraph" style:parent-style-name="Heading_20_3">
      <style:text-properties officeooo:rsid="0028f7db" officeooo:paragraph-rsid="0028f7db"/>
    </style:style>
    <style:style style:name="P52" style:family="paragraph" style:parent-style-name="Table_20_Contents">
      <style:paragraph-properties fo:text-align="justify" style:justify-single-word="false"/>
      <style:text-properties officeooo:rsid="00758430" officeooo:paragraph-rsid="00758430" style:font-size-asian="10.5pt"/>
    </style:style>
    <style:style style:name="P53" style:family="paragraph" style:parent-style-name="Text_20_body_20_indent" style:master-page-name="Halaman_20_Bagian_20_Awal">
      <style:paragraph-properties fo:margin-left="0cm" fo:margin-right="0cm" fo:text-indent="0cm" style:auto-text-indent="false" style:page-number="1"/>
      <style:text-properties officeooo:rsid="001f8924" officeooo:paragraph-rsid="001f8924"/>
    </style:style>
    <style:style style:name="P54" style:family="paragraph" style:parent-style-name="Text_20_body_20_indent" style:list-style-name="List_20_1">
      <style:text-properties officeooo:paragraph-rsid="00352fbc"/>
    </style:style>
    <style:style style:name="P55" style:family="paragraph" style:parent-style-name="Text_20_body_20_indent" style:list-style-name="List_20_1">
      <style:text-properties officeooo:paragraph-rsid="0054aa67"/>
    </style:style>
    <style:style style:name="P56" style:family="paragraph" style:parent-style-name="Text_20_body_20_indent" style:list-style-name="List_20_1">
      <style:text-properties officeooo:paragraph-rsid="00586e2c"/>
    </style:style>
    <style:style style:name="P57" style:family="paragraph" style:parent-style-name="Text_20_body_20_indent" style:list-style-name="List_20_1">
      <style:text-properties officeooo:paragraph-rsid="00712a4a"/>
    </style:style>
    <style:style style:name="P58" style:family="paragraph" style:parent-style-name="Text_20_body_20_indent" style:list-style-name="List_20_1">
      <style:text-properties officeooo:rsid="00352fbc" officeooo:paragraph-rsid="00352fbc"/>
    </style:style>
    <style:style style:name="P59" style:family="paragraph" style:parent-style-name="Text_20_body_20_indent" style:list-style-name="List_20_1">
      <style:text-properties officeooo:rsid="003d75ae" officeooo:paragraph-rsid="003d75ae"/>
    </style:style>
    <style:style style:name="P60" style:family="paragraph" style:parent-style-name="Text_20_body_20_indent" style:list-style-name="List_20_1">
      <style:text-properties officeooo:rsid="0043a222" officeooo:paragraph-rsid="0043a222"/>
    </style:style>
    <style:style style:name="P61" style:family="paragraph" style:parent-style-name="Text_20_body_20_indent" style:list-style-name="List_20_1">
      <style:text-properties officeooo:rsid="0043a222" officeooo:paragraph-rsid="0044c9c9"/>
    </style:style>
    <style:style style:name="P62" style:family="paragraph" style:parent-style-name="Text_20_body_20_indent" style:list-style-name="List_20_1">
      <style:text-properties officeooo:rsid="0043b962" officeooo:paragraph-rsid="0044c9c9"/>
    </style:style>
    <style:style style:name="P63" style:family="paragraph" style:parent-style-name="Text_20_body_20_indent" style:list-style-name="List_20_1">
      <style:text-properties officeooo:rsid="0045f6b5" officeooo:paragraph-rsid="0045f6b5"/>
    </style:style>
    <style:style style:name="P64" style:family="paragraph" style:parent-style-name="Text_20_body_20_indent" style:list-style-name="List_20_1">
      <style:text-properties officeooo:rsid="00480cd2" officeooo:paragraph-rsid="00480cd2"/>
    </style:style>
    <style:style style:name="P65" style:family="paragraph" style:parent-style-name="Text_20_body_20_indent">
      <style:text-properties officeooo:rsid="004ad579" officeooo:paragraph-rsid="004ad579"/>
    </style:style>
    <style:style style:name="P66" style:family="paragraph" style:parent-style-name="Text_20_body_20_indent">
      <style:text-properties officeooo:rsid="0052e036" officeooo:paragraph-rsid="0052e036"/>
    </style:style>
    <style:style style:name="P67" style:family="paragraph" style:parent-style-name="Text_20_body_20_indent">
      <style:text-properties officeooo:rsid="0054aa67" officeooo:paragraph-rsid="0054aa67"/>
    </style:style>
    <style:style style:name="P68" style:family="paragraph" style:parent-style-name="Text_20_body_20_indent" style:list-style-name="List_20_1">
      <style:text-properties officeooo:rsid="0054aa67" officeooo:paragraph-rsid="0054aa67"/>
    </style:style>
    <style:style style:name="P69" style:family="paragraph" style:parent-style-name="Text_20_body_20_indent">
      <style:text-properties officeooo:rsid="0055d1c7" officeooo:paragraph-rsid="0055d1c7"/>
    </style:style>
    <style:style style:name="P70" style:family="paragraph" style:parent-style-name="Text_20_body_20_indent" style:list-style-name="List_20_1">
      <style:text-properties officeooo:rsid="0056f6ad" officeooo:paragraph-rsid="0056f6ad"/>
    </style:style>
    <style:style style:name="P71" style:family="paragraph" style:parent-style-name="Text_20_body_20_indent" style:list-style-name="List_20_1">
      <style:text-properties officeooo:rsid="00586e2c" officeooo:paragraph-rsid="00586e2c"/>
    </style:style>
    <style:style style:name="P72" style:family="paragraph" style:parent-style-name="Text_20_body_20_indent">
      <style:text-properties officeooo:rsid="00630df1" officeooo:paragraph-rsid="00630df1"/>
    </style:style>
    <style:style style:name="P73" style:family="paragraph" style:parent-style-name="Text_20_body_20_indent">
      <style:text-properties officeooo:rsid="006382db" officeooo:paragraph-rsid="006382db"/>
    </style:style>
    <style:style style:name="P74" style:family="paragraph" style:parent-style-name="Text_20_body_20_indent" style:list-style-name="List_20_1">
      <style:text-properties officeooo:rsid="006382db" officeooo:paragraph-rsid="006382db"/>
    </style:style>
    <style:style style:name="P75" style:family="paragraph" style:parent-style-name="Text_20_body_20_indent" style:list-style-name="List_20_1">
      <style:text-properties officeooo:rsid="006382db" officeooo:paragraph-rsid="0077062c"/>
    </style:style>
    <style:style style:name="P76" style:family="paragraph" style:parent-style-name="Text_20_body_20_indent">
      <style:text-properties officeooo:rsid="0069289e" officeooo:paragraph-rsid="0069289e"/>
    </style:style>
    <style:style style:name="P77" style:family="paragraph" style:parent-style-name="Text_20_body_20_indent" style:list-style-name="List_20_1">
      <style:text-properties officeooo:rsid="0069289e" officeooo:paragraph-rsid="0069289e"/>
    </style:style>
    <style:style style:name="P78" style:family="paragraph" style:parent-style-name="Text_20_body_20_indent" style:list-style-name="List_20_1">
      <style:text-properties officeooo:rsid="0069289e" officeooo:paragraph-rsid="00775066"/>
    </style:style>
    <style:style style:name="P79" style:family="paragraph" style:parent-style-name="Text_20_body_20_indent">
      <style:text-properties officeooo:rsid="007027ee" officeooo:paragraph-rsid="007027ee"/>
    </style:style>
    <style:style style:name="P80" style:family="paragraph" style:parent-style-name="Text_20_body_20_indent">
      <style:text-properties officeooo:rsid="00712a4a" officeooo:paragraph-rsid="00712a4a"/>
    </style:style>
    <style:style style:name="P81" style:family="paragraph" style:parent-style-name="Text_20_body_20_indent" style:list-style-name="List_20_1">
      <style:text-properties officeooo:rsid="00712a4a" officeooo:paragraph-rsid="00712a4a"/>
    </style:style>
    <style:style style:name="P82" style:family="paragraph" style:parent-style-name="Text_20_body_20_indent" style:list-style-name="List_20_1">
      <style:text-properties officeooo:rsid="00712a4a" officeooo:paragraph-rsid="0079db95"/>
    </style:style>
    <style:style style:name="P83" style:family="paragraph" style:parent-style-name="Text_20_body_20_indent" style:list-style-name="List_20_1">
      <style:text-properties officeooo:rsid="0072e988" officeooo:paragraph-rsid="0072e988"/>
    </style:style>
    <style:style style:name="P84" style:family="paragraph" style:parent-style-name="Text_20_body_20_indent">
      <style:text-properties officeooo:rsid="006d0b04" officeooo:paragraph-rsid="006acd1e"/>
    </style:style>
    <style:style style:name="P85" style:family="paragraph" style:parent-style-name="Title" style:master-page-name="Halaman_20_Sampul">
      <style:paragraph-properties style:page-number="auto"/>
      <style:text-properties officeooo:rsid="0019401b" officeooo:paragraph-rsid="0019401b"/>
    </style:style>
    <style:style style:name="P86" style:family="paragraph" style:parent-style-name="Table_20_Heading">
      <style:text-properties officeooo:rsid="00758430" officeooo:paragraph-rsid="00758430" style:font-size-asian="10.5pt"/>
    </style:style>
    <style:style style:name="P87" style:family="paragraph" style:parent-style-name="ListPustaka">
      <style:text-properties officeooo:paragraph-rsid="0086cb62"/>
    </style:style>
    <style:style style:name="P88" style:family="paragraph" style:parent-style-name="ListPustaka">
      <style:text-properties officeooo:paragraph-rsid="00884032"/>
    </style:style>
    <style:style style:name="P89" style:family="paragraph" style:parent-style-name="ListPustaka">
      <style:text-properties officeooo:paragraph-rsid="008906d1"/>
    </style:style>
    <style:style style:name="P90" style:family="paragraph" style:parent-style-name="ListPustaka">
      <style:text-properties officeooo:paragraph-rsid="008dcebf"/>
    </style:style>
    <style:style style:name="P91" style:family="paragraph" style:parent-style-name="ListPustaka">
      <style:text-properties officeooo:paragraph-rsid="008e8ac4"/>
    </style:style>
    <style:style style:name="P92" style:family="paragraph" style:parent-style-name="ListPustaka">
      <style:text-properties officeooo:paragraph-rsid="008fc06b"/>
    </style:style>
    <style:style style:name="P93" style:family="paragraph" style:parent-style-name="ListPustaka">
      <style:text-properties officeooo:paragraph-rsid="0093217e"/>
    </style:style>
    <style:style style:name="P94" style:family="paragraph" style:parent-style-name="ListPustaka">
      <style:text-properties officeooo:paragraph-rsid="00948553"/>
    </style:style>
    <style:style style:name="P95" style:family="paragraph" style:parent-style-name="ListPustaka">
      <style:text-properties officeooo:paragraph-rsid="0095c0b4"/>
    </style:style>
    <style:style style:name="T1" style:family="text">
      <style:text-properties officeooo:rsid="0024af24"/>
    </style:style>
    <style:style style:name="T2" style:family="text">
      <style:text-properties officeooo:rsid="0026a7f2"/>
    </style:style>
    <style:style style:name="T3" style:family="text">
      <style:text-properties officeooo:rsid="002b6bc3"/>
    </style:style>
    <style:style style:name="T4" style:family="text">
      <style:text-properties officeooo:rsid="002d5312"/>
    </style:style>
    <style:style style:name="T5" style:family="text">
      <style:text-properties officeooo:rsid="002ef5a9"/>
    </style:style>
    <style:style style:name="T6" style:family="text">
      <style:text-properties officeooo:rsid="00317709"/>
    </style:style>
    <style:style style:name="T7" style:family="text">
      <style:text-properties officeooo:rsid="00332cc0"/>
    </style:style>
    <style:style style:name="T8" style:family="text">
      <style:text-properties officeooo:rsid="003421f9"/>
    </style:style>
    <style:style style:name="T9" style:family="text">
      <style:text-properties officeooo:rsid="00352fbc"/>
    </style:style>
    <style:style style:name="T10" style:family="text">
      <style:text-properties officeooo:rsid="00369fea"/>
    </style:style>
    <style:style style:name="T11" style:family="text">
      <style:text-properties officeooo:rsid="003a26b8"/>
    </style:style>
    <style:style style:name="T12" style:family="text">
      <style:text-properties officeooo:rsid="003fddab"/>
    </style:style>
    <style:style style:name="T13" style:family="text">
      <style:text-properties officeooo:rsid="0040d1c3"/>
    </style:style>
    <style:style style:name="T14" style:family="text">
      <style:text-properties officeooo:rsid="0041ef90"/>
    </style:style>
    <style:style style:name="T15" style:family="text">
      <style:text-properties officeooo:rsid="0043a222"/>
    </style:style>
    <style:style style:name="T16" style:family="text">
      <style:text-properties officeooo:rsid="0045f6b5"/>
    </style:style>
    <style:style style:name="T17" style:family="text">
      <style:text-properties officeooo:rsid="00465363"/>
    </style:style>
    <style:style style:name="T18" style:family="text">
      <style:text-properties officeooo:rsid="00480cd2"/>
    </style:style>
    <style:style style:name="T19" style:family="text">
      <style:text-properties officeooo:rsid="004e2edb"/>
    </style:style>
    <style:style style:name="T20" style:family="text">
      <style:text-properties officeooo:rsid="004f9d3f"/>
    </style:style>
    <style:style style:name="T21" style:family="text">
      <style:text-properties officeooo:rsid="004fafe9"/>
    </style:style>
    <style:style style:name="T22" style:family="text">
      <style:text-properties officeooo:rsid="004fbafd"/>
    </style:style>
    <style:style style:name="T23" style:family="text">
      <style:text-properties officeooo:rsid="00507ab9"/>
    </style:style>
    <style:style style:name="T24" style:family="text">
      <style:text-properties officeooo:rsid="00526e1b"/>
    </style:style>
    <style:style style:name="T25" style:family="text">
      <style:text-properties officeooo:rsid="0054aa67"/>
    </style:style>
    <style:style style:name="T26" style:family="text">
      <style:text-properties officeooo:rsid="00586e2c"/>
    </style:style>
    <style:style style:name="T27" style:family="text">
      <style:text-properties officeooo:rsid="0059de58"/>
    </style:style>
    <style:style style:name="T28" style:family="text">
      <style:text-properties officeooo:rsid="005b73aa"/>
    </style:style>
    <style:style style:name="T29" style:family="text">
      <style:text-properties officeooo:rsid="005ec78b"/>
    </style:style>
    <style:style style:name="T30" style:family="text">
      <style:text-properties officeooo:rsid="005f93b5"/>
    </style:style>
    <style:style style:name="T31" style:family="text">
      <style:text-properties officeooo:rsid="006044dc"/>
    </style:style>
    <style:style style:name="T32" style:family="text">
      <style:text-properties officeooo:rsid="0061cbf9"/>
    </style:style>
    <style:style style:name="T33" style:family="text">
      <style:text-properties officeooo:rsid="006acd1e"/>
    </style:style>
    <style:style style:name="T34" style:family="text">
      <style:text-properties officeooo:rsid="006bdb13"/>
    </style:style>
    <style:style style:name="T35" style:family="text">
      <style:text-properties officeooo:rsid="006d0b04"/>
    </style:style>
    <style:style style:name="T36" style:family="text">
      <style:text-properties officeooo:rsid="006da6c3"/>
    </style:style>
    <style:style style:name="T37" style:family="text">
      <style:text-properties officeooo:rsid="006ffb2d"/>
    </style:style>
    <style:style style:name="T38" style:family="text">
      <style:text-properties officeooo:rsid="00712a4a"/>
    </style:style>
    <style:style style:name="T39" style:family="text">
      <style:text-properties officeooo:rsid="00717231"/>
    </style:style>
    <style:style style:name="T40" style:family="text">
      <style:text-properties officeooo:rsid="00733b44"/>
    </style:style>
    <style:style style:name="T41" style:family="text">
      <style:text-properties officeooo:rsid="0073ba0f"/>
    </style:style>
    <style:style style:name="T42" style:family="text">
      <style:text-properties officeooo:rsid="007e30c1"/>
    </style:style>
    <style:style style:name="T43" style:family="text">
      <style:text-properties officeooo:rsid="007e86f3"/>
    </style:style>
    <style:style style:name="T44" style:family="text">
      <style:text-properties officeooo:rsid="0081963a"/>
    </style:style>
    <style:style style:name="T45" style:family="text">
      <style:text-properties officeooo:rsid="0081ad73"/>
    </style:style>
    <style:style style:name="T46" style:family="text">
      <style:text-properties officeooo:rsid="00836a6c"/>
    </style:style>
    <style:style style:name="T47" style:family="text">
      <style:text-properties officeooo:rsid="0084d384"/>
    </style:style>
    <style:style style:name="T48" style:family="text">
      <style:text-properties officeooo:rsid="0086cb62"/>
    </style:style>
    <style:style style:name="T49" style:family="text">
      <style:text-properties officeooo:rsid="00884032"/>
    </style:style>
    <style:style style:name="T50" style:family="text">
      <style:text-properties officeooo:rsid="008906d1"/>
    </style:style>
    <style:style style:name="T51" style:family="text">
      <style:text-properties officeooo:rsid="00897081"/>
    </style:style>
    <style:style style:name="T52" style:family="text">
      <style:text-properties officeooo:rsid="008ac29e"/>
    </style:style>
    <style:style style:name="T53" style:family="text">
      <style:text-properties officeooo:rsid="008dcebf"/>
    </style:style>
    <style:style style:name="T54" style:family="text">
      <style:text-properties officeooo:rsid="008e8ac4"/>
    </style:style>
    <style:style style:name="T55" style:family="text">
      <style:text-properties officeooo:rsid="008fc06b"/>
    </style:style>
    <style:style style:name="T56" style:family="text">
      <style:text-properties officeooo:rsid="0091741c"/>
    </style:style>
    <style:style style:name="T57" style:family="text">
      <style:text-properties officeooo:rsid="0093217e"/>
    </style:style>
    <style:style style:name="T58" style:family="text">
      <style:text-properties officeooo:rsid="00948553"/>
    </style:style>
    <style:style style:name="T59" style:family="text">
      <style:text-properties officeooo:rsid="0094a5fe"/>
    </style:style>
    <style:style style:name="T60" style:family="text">
      <style:text-properties officeooo:rsid="0095c0b4"/>
    </style:style>
    <style:style style:name="T61" style:family="text">
      <style:text-properties fo:font-style="italic" officeooo:rsid="00884032" style:font-style-asian="italic" style:font-style-complex="italic"/>
    </style:style>
    <style:style style:name="T62" style:family="text">
      <style:text-properties fo:font-style="italic" officeooo:rsid="0095c0b4" style:font-style-asian="italic" style:font-style-complex="italic"/>
    </style:style>
    <style:style style:name="T63" style:family="text">
      <style:text-properties officeooo:rsid="00973659"/>
    </style:style>
    <style:style style:name="T64" style:family="text">
      <style:text-properties officeooo:rsid="0098ad92"/>
    </style:style>
    <style:style style:name="T65" style:family="text">
      <style:text-properties fo:font-style="normal" officeooo:rsid="0095c0b4" style:font-style-asian="normal" style:font-style-complex="normal"/>
    </style:style>
    <style:style style:name="T66" style:family="text">
      <style:text-properties officeooo:rsid="00a002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s>
      <text:p text:style-name="P85">Kemampuan siswa kelas X SMA dalam memecahkan masalah program linier</text:p>
      <text:p text:style-name="P42">skripsi</text:p>
      <text:p text:style-name="P43">Diajukan kepada Jurusan Pendidikan Matematika<text:line-break/>Faktultas Matematika dan Ilmu Pengetahuan Alam Universitas Negeri Yogyakarta<text:line-break/>Untuk Memenuhi Sebagian Persyaratan <text:line-break/>Guna Memperoleh Gelar Sarjana Pendidikan</text:p>
      <text:p text:style-name="P29">Oleh:</text:p>
      <text:p text:style-name="P4">Muhamad Abdul Rosid</text:p>
      <text:p text:style-name="P4">NIM. 07301241053</text:p>
      <text:p text:style-name="P5">program studi pendidikan matematika</text:p>
      <text:p text:style-name="P5">jurusan pendidikan matematika </text:p>
      <text:p text:style-name="P5">fakultas matematika dan ilmu pengetahuan alam</text:p>
      <text:p text:style-name="P5">universitas negeri yogyakarta</text:p>
      <text:p text:style-name="P5">2013</text:p>
      <text:p text:style-name="P39"/>
      <text:p text:style-name="P53">halaman judul</text:p>
      <text:p text:style-name="P6"/>
      <text:p text:style-name="P6"/>
      <text:p text:style-name="P6"/>
      <text:p text:style-name="P6"/>
      <text:p text:style-name="P6"/>
      <text:p text:style-name="P6"/>
      <text:p text:style-name="P6"/>
      <text:p text:style-name="P6"/>
      <text:p text:style-name="P40"/>
      <text:p text:style-name="P6"/>
      <text:p text:style-name="P6"/>
      <text:p text:style-name="P6"/>
      <text:p text:style-name="P41">Halaman Pengesahan</text:p>
      <text:h text:style-name="P45" text:outline-level="1"><text:line-break/>pendahuluan</text:h>
      <text:h text:style-name="P48" text:outline-level="2">Latar Belakang Masalah</text:h>
      <text:p text:style-name="P30">Mata pelajaran matematika mulai diajarkan pada jenjang pendidikan dasar dan menengah. Pembelajaran matematika ini bertujuan agar peserta didik mampu menggunakan dan menerapkan matematika dalam memecahkan masalah di kehidupan sehari-hari, bekal mempelajari matematika lebih lanjut dan bekal mempelajari ilmu pengetahuan yang lain (Wardhani, 2008). Salah satu tujuan pembelajaran matematika di tingkat pendidikan dasar dan menengah menurut Standar Isi Mata Pelajaran Matemaika (Depdiknas, 2006) adalah memecahkan masalah yang meliputi kemampuan memahami masalah, merancang model matematika, menyelesaikan model dan menafsirkan solusi yang diperoleh. Untuk mencapai tujuan tersebut, diperlukan kemampuan pemecahan masalah.</text:p>
      <text:p text:style-name="P3"><text:span text:style-name="T3">Pemecahan masalah merupakan suatu proses yang digunakan untuk memecahkan masalah (Widjayanti, 2009). Banak ahli yang mengatakan betapa pentingnya kemampuan memecahkan masalah bagi perserta didik. Menurut Bell (Widjayanti, 2009), hasil-hasil penelitian menunjukkan bahwa strategi-strategi pemecahan masalah yang umumnya dipelajari dalam pelajaran matematika, dalam hal-hal tertentu, dapat ditransfer dan diaplikasikan dalam situasi pemecahan masalah yang lain. Penyelesaian masalah secara sistematis dapat membantu para siswa meningkatkan daya analitis mereka dan dapat menolong mereka dalam </text:span><text:soft-page-break/><text:span text:style-name="T3">menerapkan daya tersebut pada bermacam</text:span><text:span text:style-name="T4">-</text:span><text:span text:style-name="T3">macam situasi.</text:span></text:p>
      <text:p text:style-name="P7">Johnson dan Rising (Usman, 2007) menyebutkan beberapa alasan pentingnya kemampuan pemecahan masalah dalam pembelajaran matematika, yaitu (1) pemecahan masalah adalah suatu proses untuk belajar konsep baru, (2) pemecahan masalah adalah salah satu cara yang paling tepat untuk mempraktikkan kemampuan komputasional, (3) melalui pemecahan masalah siswa belajar mentransfer konsep dan ketrampilan yang dimiliki ke dalam situasi baru, (4) pemecahan masalah dapat merangsang rasa keingintahuan intelektual, dan (5) melalui pemecahan masalah diperoleh pengetahuan baru.</text:p>
      <text:p text:style-name="P14">Pentingnya kemampuan memecahkan masalah matematika juga ditegaskan oleh Branca( Firdaus, 2009). Alasan yang dikemukakan oleh Branca tersebut antara lain, (1) kemampuan pemecahan masalah merupakan tujuan umum pembelajaran matematika, (2) penyelesaian masalah yang meliputi metode, prosedur dan strategi merupakan proses inti dan utama dalam pembelajaran matematika, serta (3) penyelesaian masalah merupakan kemampuan dasar dalam belajar matematika.</text:p>
      <text:p text:style-name="P8"><text:span text:style-name="T5">NCTM (National Council of Teachers of Mathematics), seperti dikutip Widjayanti (2009), menyebutkan bahwa memecahkan masalah bukan saja sasaran belajar matematika, tetapi sekaligus merupakan alat utama untuk melakukan belajar itu. Oleh karena itu, kemampuan pemecahan masalah menjadi fokus pembelajaran matematika di semua jenjang, dari sekolah dasar hingga perguruan tinggi. Dengan mempelajari pemecahan masalah di dalam matematika, para siswa akan mendapatkan cara-cara berpikir, kebiasaan tekun, dan keingintahuan, serta </text:span><text:soft-page-break/><text:span text:style-name="T5">kepercayaan diri di dalam situasi-situasi yang tidak biasa, sebagaimana situasi yang akan mereka hadapi di luar ruang kelas matematika. Di kehidupan sehari-hari dan di dunia kerja, menjadi seorang pemecah masalah yang baik bisa membawa manfaat-manfaat besar.</text:span></text:p>
      <text:p text:style-name="P15">Troutman (Budhayanti dkk, 2008) mengklasifikasikan pemecahan masalah menjadi dua jenis. Jenis pertama adalah pemecahan masalah yang merupakan masalah rutin. Pemecahan masalah jenis ini menggunakan prosedur standar yang telah diketahui di dalam matematika. Pemecahan masalah jenis kedua adalah masalah non rutin, yaitu situasi masalah yang tidak biasa dan tidak ada standar yang pasti untuk menyelesaikannya. Penyelesaian masalah yang demikian memerlukan prosedur yang harus diciptakan sendiri. Untuk menyelesaikannya perlu diketahui informasi yang ada, dipilih strategi yang efisien dan menggunakan strategi tersebut untuk menyelesaikannya.</text:p>
      <text:p text:style-name="P16">Kemampuan siswa dalam pemecahan masalah dipengaruhi oleh pengalam siswa dalam melakukan pemecahan masalah. Suatu masalah non rutin bagian sebagian siswa bisa jadi hanya merupakan masalah yang rutin bagi sebagian siswa yang lain yang sudah mengetahui pemecahannya. Di samping pengalaman, kemampuan siswa dalam memecahkan masalah juga dipengaruhi oleh kreatifitas siswa. Siswa yang kreatif akan memilih dan memilah strategi yang tepat dalam memecahkan masalah.</text:p>
      <text:p text:style-name="P9"><text:span text:style-name="T6">Matematika memiliki objek kajian yang bersifat abstrak. Objek kajian matematika meliputi fakta, konsep, relasi dan prinsip. Fakta merupakan pemufakatan atau konvensi dalam matematika yang diungkapkan dalam simbol </text:span><text:soft-page-break/><text:span text:style-name="T6">tertentu. Konsep adalah ide abstrak yang dapat digunakan untuk menggolongkan atau mengkategorikan suatu objek tertentu merupakan konsep atau tidak. Relasi merupakan hubungan dua atau lebih elemen. Prinsip adalah objek matematika yang komplek, yang merupakan gabungan dari fakta, konsep dan relasi.</text:span></text:p>
      <text:p text:style-name="P10"><text:span text:style-name="T7">Salah satu konsep matematika yang memerlukan penguasaan pemecahan masalah adalah program linier. Hal ini termuat dalam standar isi mata pelajaran matematika kelas X SMK, yaitu pada standar kompetensi menyelesaikan masalah program linier, Standar kompetensi ini diperinci lagi menjadi beberapa kompetensi dasar, yaitu (1) membuat grafik himpunan penyelesaian sistem pertidaksamaan linier, (2) menentukan model matematika dari soal cerita (kalimat verbal), (3) menentukan nilai optimum dari sistem pertidaksamaan linier, dan (4) menerapkan garis selidik. </text:span><text:span text:style-name="T8">Di samping itu, konsep program linier ini penting dikuasai karena merupakan salah satu materi yang diujikan dalam ujian nasional. Konsep program linier ini juga banyak diterapkan dalam kehidupan sehari-hari, khususnya dalam bidang teknik, sehingga konsep ini akan sangat berguna bagi siswa SMK.</text:span></text:p>
      <text:p text:style-name="P17">Berdasarkan uraian tersebut di atas, penulis tertarik untuk melakukan penelitian dengan judul “Kemampuan Siswa Kelas X SMK dalam Menyelesaikan Masalah Program Linier”. Penelitian ini diharapan dapat memberikan deskripsi mengenai kemampuan siswa kelas X SMK dalam menyelesaikan masalah program linier.</text:p>
      <text:h text:style-name="P48" text:outline-level="2"><text:soft-page-break/>Identifikasi Masalah</text:h>
      <text:p text:style-name="P32">Berdasarkan latar belakang masalah yang telah diuraikan di atas, dapat diidentifikasi beberapa masalah sebagai berikut,</text:p>
      <text:list xml:id="list7316296318002163597" text:style-name="List_20_1">
        <text:list-item>
          <text:p text:style-name="P58">objek kajian matematika yang bersifat abstrak dapat menimbulkan masalah tersendiri bagi siswa dalam mempelajari matematika</text:p>
        </text:list-item>
        <text:list-item>
          <text:p text:style-name="P58">terdapat berbagai strategi yang dapat digunakan dalam pemecahan masalah matematika</text:p>
        </text:list-item>
        <text:list-item>
          <text:p text:style-name="P54"><text:span text:style-name="T9">kemampuan pemecaha</text:span><text:span text:style-name="T10">n</text:span><text:span text:style-name="T9"> masalah merupakan salah satu kemampuan dasar yang harus dimiliki siswa SMK</text:span></text:p>
        </text:list-item>
        <text:list-item>
          <text:p text:style-name="P58">program linier merupakan salah satu konsep matematika yang memerlukan kemampuan pemecahan masalah</text:p>
        </text:list-item>
      </text:list>
      <text:h text:style-name="P48" text:outline-level="2">Batasan Masalah</text:h>
      <text:p text:style-name="P33">Dari latar belakang masalah dan identifikasi masalah tersebut di atas, penulis membatasi permasalahn pada kemampuan siswa kelas X SMK dalam memecahkan masalah program linier</text:p>
      <text:h text:style-name="P48" text:outline-level="2">Rumusan Masalah</text:h>
      <text:p text:style-name="P31"><text:span text:style-name="T11">Berdasarkan latar belakang masalah, identifikasi masalah dan pembatasan </text:span><text:soft-page-break/><text:span text:style-name="T11">masalah yang telah diuraikan di atas, maka masalah yang akan dibahas dalam penelitian ini adalah “Bagaimana kemampuan siswa kelas X SMK dalam memecahkan masalah program linier?”</text:span></text:p>
      <text:h text:style-name="P48" text:outline-level="2">Tujuan Penelitian</text:h>
      <text:p text:style-name="P34">Penelitian ini bertujuan untuk memberikan deskripsi mengenai kemampuan siswa kelas SMK dalam memecahkan masalah program linier.</text:p>
      <text:h text:style-name="P48" text:outline-level="2">Manfaat Penelitian</text:h>
      <text:p text:style-name="P35">Penelitian ini diharapkan dapat bermanfaat bagi peneliti maupun bagi guru kelas X SMK,</text:p>
      <text:list xml:id="list1183999302" text:continue-list="list7316296318002163597" text:style-name="List_20_1">
        <text:list-item text:start-value="1">
          <text:p text:style-name="P59">bagi peneliti, dapat memberikan wawasan mengenai kemampuan siswa kelas X SMK dalam memecahan masalah program linier</text:p>
        </text:list-item>
        <text:list-item>
          <text:p text:style-name="P59">bagi guru kelas X SMK, dapat memberikan pengetahuan mengenai kemampuan siswa kelas X SMK dalam memecahkan masalah program linier, sehingga dapat menentukan kemampuan mana yang harus ditingkatkan dalam pembelajaran.</text:p>
        </text:list-item>
      </text:list>
      <text:h text:style-name="P46" text:outline-level="1"><text:span text:style-name="T1"><text:line-break/></text:span><text:span text:style-name="T2">KAJIAN PUSTAKA</text:span></text:h>
      <text:h text:style-name="P49" text:outline-level="2">Deskripsi Teori</text:h>
      <text:p text:style-name="P36">Pada bagian ini akan diberikan penjelasan mengenai kemampuan matematika siswa, pemecahan masalah matematika, dan masalah program linier.</text:p>
      <text:h text:style-name="P51" text:outline-level="3">Kemampuan Matematika Siswa</text:h>
      <text:p text:style-name="P37">Menurut kamus besar bahasa Indonesia, kata “kemampuan” berasal dari kata “mampu”, yang berarti kuasa (bisa, sanggup, melakukan sesuatu, dapat, berada, kaya, mempunyai harta berlebihan). Uno (Putri dan Manoy, 2013) mendefinisikan kemampuan sebagai kinerja seseorang dalam suatu pekerjaan yang bisa dilihat dari pikiran, sikap dan perilaku. Dengan demikian dapat disimpulkan bahwa kemampuan adalah kesanggupan seseorang untuk mengerjakan tugas tertentu yang kinerjanya dapat dilihat dari pikiran, sikap dan perilaku.</text:p>
      <text:p text:style-name="P12"><text:span text:style-name="T12">Kemampuan matematika merupakan kemampuan yang dimiliki siswa setelah belajar matematika. Standar isi mata pelajaran matematika pada jenjang pendidikan dasar dan menengah (Depdiknas, 2006) menguraikan kemampuan matematika yang harus dimiliki oleh siswa, yaitu (1) memahami konsep matematika, menjelaskan keterkaitan antarkonsep dan mengaplikasikan konsep </text:span><text:soft-page-break/><text:span text:style-name="T12">atau algoritma, secara luwes, akurat, efisien, dan tepat, dalam pemecahan masalah, (2) menggunakan penalaran pada pola dan sifat, melakikan manipulasi dalam membuat generalisasi, menyusun bukti, atau menjelaskan gagasan dan pernyataan matematika, (3) memecahkan masalah yang meliputi kemampuan memahami masalah, merancang model matematika, menyelesaikan model dan menafsirkan solusi yang diperoleh, dan (4) mengomunikasikan gagasan dengan simbol, tabel, diagram, atau media lain untuk memperjelas keadaan atau masalah.</text:span></text:p>
      <text:p text:style-name="P13"><text:span text:style-name="T13">Kemampuan matematika siswa yang pertama adalah kemampuan memahami konsep, menjelaskan keterkaitan antarkonsep, dan mengaplikasikan konsep atau algoritma, secara luwes, akurat, efisien dan tepat dalam pemecahan masalah. Objek pembelajaran matematika adalah fakta, konsep, prinsip dan skill. Fakta merupakan kemufakatan dalam matematika, yang meliputi istilah (nama), notasi (lambang), dan kemufakatan (konvensi). Konsep adalah ide (abstrak) yang digunakan untuk mengkategorikan atau mengelompokkan sesuatu objek masuk ke dalam konsep atau bukan konsep. Rangkaian konsep-konsep besera hubunganya membentu suatu prinsip. </text:span><text:span text:style-name="T14">Prinsip dasar dalam matematika yang tidak memerlukan pembuktian disebut aksioma atau postulan. Skill atau ketrampilan merupakan kemampuan pengerjaan (operasi) atau prosedur yang harus dikuasai dengan kecepatan dan ketepatan tinggi (Wardhani, 2008). Dengan demikian kemampuan matematika siswa yang pertama adalah kemampuan memahami konsep matematika.</text:span></text:p>
      <text:p text:style-name="P11"><text:span text:style-name="T15">Indikator yang dapat digunakan untuk menilai kemampuan siswa dalam memahami konsep matematika sesuai dengan petunjuk teknis Peraturan Dirjen </text:span><text:soft-page-break/><text:span text:style-name="T15">Dikdasmen Depdiknas nomor 506/C/Kep/PP/2004 tanggal 11 November 2004 (Wardhani, 2008) antara lain adalah siswa mampu</text:span></text:p>
      <text:list xml:id="list511380591" text:continue-list="list1183999302" text:style-name="List_20_1">
        <text:list-item text:start-value="1">
          <text:p text:style-name="P60">menyatakan ulang sebuah konsep,</text:p>
        </text:list-item>
        <text:list-item>
          <text:p text:style-name="P60">mengkalisifikasikan objek menurut sifat-sifat tertentu sesuai dengan konsepnya</text:p>
        </text:list-item>
        <text:list-item>
          <text:p text:style-name="P60">memberikan contoh dan bukan contoh dari konsep,</text:p>
        </text:list-item>
        <text:list-item>
          <text:p text:style-name="P60">menyajikan konsep dalam berbagai bentuk representasi matematis,</text:p>
        </text:list-item>
        <text:list-item>
          <text:p text:style-name="P60">mengembangkan syarat perlu dan syarat cukup dari suatu konsep, </text:p>
        </text:list-item>
        <text:list-item>
          <text:p text:style-name="P61">menggunakan dan memanfaatkan serta memilih prosedur atau operasi tertentu,</text:p>
        </text:list-item>
        <text:list-item>
          <text:p text:style-name="P62">mengaplikasi konsep atau algoritma pada pemecahan masalah.</text:p>
        </text:list-item>
      </text:list>
      <text:p text:style-name="P19">Kemampuan matematika siswa yang kedua adalah kemampuan menggunakan penalaran pada pola dan sifat, melakukan manipulasi matematika dalam membuat generalisasi, menyusun bukti atau menjelaskan gagasan dan pernyataan matematika. Penalaran merupakan suatu proses atau suatu aktifitas berpikir untuk menarik suatu kesimpulan atau proses berpikir dalam rangka membuat suatu pernyataan baru yang benar berdasarkan pada pernyataan yang kebenarannya telah dibuktikan atau diasumsikan sebelumnya (Shadiq, 2004). materi matematika dan penalaran matematika merupakan dua hal yang tidak dapat dipisahkan, materi matematika dipahami melalui penalaran, dan penalaran dipahami dan dilatihkan melalui belajar materi matematika.</text:p>
      <text:p text:style-name="P19"><text:span text:style-name="T16">Beberapa indikator yang dapt digunakan untuk menilai kemampuan penalaran siswa, seperti diuraikan dalam penjelasan teknis Peratura Dirjen </text:span><text:soft-page-break/><text:span text:style-name="T16">Dikdasmen Depdiknas Nomor 506/C/Kep/PP/2004 tanggal 11 November 2004 (Wardhani, 2008) antara lain adalah siswa mampu</text:span></text:p>
      <text:list xml:id="list89605783" text:continue-list="list511380591" text:style-name="List_20_1">
        <text:list-item text:start-value="1">
          <text:p text:style-name="P63">mengajukan dugaan,</text:p>
        </text:list-item>
        <text:list-item>
          <text:p text:style-name="P63">melakukan manipulasi matematika,</text:p>
        </text:list-item>
        <text:list-item>
          <text:p text:style-name="P63">menarik kesimpulan, menyusun bukti, memberikan alasan atau bukti terhadap kebenaran solusi,</text:p>
        </text:list-item>
        <text:list-item>
          <text:p text:style-name="P63">menarik kesimpulan dari pernyataan,</text:p>
        </text:list-item>
        <text:list-item>
          <text:p text:style-name="P63">memeriksa kesahihan suatu argumen,</text:p>
        </text:list-item>
        <text:list-item>
          <text:p text:style-name="P63">menemukan pola atau sifat dari gejala matematis untuk membuat generalisasi</text:p>
        </text:list-item>
      </text:list>
      <text:p text:style-name="P20"><text:span text:style-name="T17">K</text:span><text:span text:style-name="T16">emampuan matematika siswa yang ketiga adalah kemampuan memecahkan masalah yang meliputi kemampuan memahami masalah, merancang model matematika, menyelesaikan model, dan menafsirkan solusi yang diperoleh. Indikator yang dapt digunakan untuk menilai kemampuan pemecahan masalah menurut penjelasan teknis Peraturan Dirjen Dikdasemen Depdiknas nomor 506/C/Kep/PP/2004 tanggal 11 November 2004 (Wardhani, 2008) antara lain adalah siswa mampu</text:span></text:p>
      <text:list xml:id="list2178972810" text:continue-list="list89605783" text:style-name="List_20_1">
        <text:list-item text:start-value="1">
          <text:p text:style-name="P63">menunjukkan pemahaman masalah</text:p>
        </text:list-item>
        <text:list-item>
          <text:p text:style-name="P63">mengorganisasi data dan memilih informasi yang relevan dalam pemecahan masalah,</text:p>
        </text:list-item>
        <text:list-item>
          <text:p text:style-name="P63">menyajikan masalah secara matematik dalam berbagai bentuk,</text:p>
        </text:list-item>
        <text:list-item>
          <text:p text:style-name="P63">memilih pendekatan dan metode pemecahan masalah secara tepat,</text:p>
        </text:list-item>
        <text:list-item>
          <text:p text:style-name="P64">mengembangkan strategi pemecahan masalah,</text:p>
        </text:list-item>
        <text:list-item>
          <text:p text:style-name="P64"><text:soft-page-break/>membuat dan menafsirkan model matematika dari suatu masalah,</text:p>
        </text:list-item>
        <text:list-item>
          <text:p text:style-name="P64">menyelesaikan masalah yang tidak rutin.</text:p>
        </text:list-item>
      </text:list>
      <text:p text:style-name="P21"><text:span text:style-name="T19">K</text:span><text:span text:style-name="T18">emampuan matematika siswa yang keempat adalah kemampuan mengkomunikasikan gagasan dengan simbol, tabel, diagram, atau media lain untuk memperjelas keadaan atau masalah. Gagasan dan pikiran seseorang dalam menyelesaikan permasalahan dapat dinyatakan dalam kata-kata, lambang matematis, bilangan, gambar, maupun tabel (Wardhani, 2008). Cockroft (Shadiq, 2004) menyatakan bahwa matematika merupakan alat komunikasi yang sangat kuat, teliti dan tidak membingungkan. Siswa dikatakan mampu dalam komunikasi secara matematis jika ia mampu mengkomunikasikan gagasan dengan simbol, tabel, diagram atau media lain untuk memperjelas keadaan atau masalah (Wardhani, 2008).</text:span></text:p>
      <text:p text:style-name="P65">Dengan demikian kemampuan matematika yang harus dimiliki oleh siswa adalah (1) kemampuan memahami konsep dan keterkaitan antarkonsep, (2) kemampuan penalaran, (3) kemampuan pemecahan masalah, dan (4) kemampuan komunikasi matematika.</text:p>
      <text:h text:style-name="P51" text:outline-level="3">Pemecahan Masalah Matematika</text:h>
      <text:p text:style-name="P38"><text:span text:style-name="T20">Seperti telah diuraikan sebelumnya, salah satu kemampuan matematika yang harus dimiliki oleh siswa adalah kemampuan pemecahan masalah matematika. Sebelum dibahas mengenai pemecahan masalah, perlu dibahas terlebih dahulu mengenai pengertian masalah. Secara umum masalah </text:span><text:span text:style-name="T21">merupakan kesenjangan </text:span><text:soft-page-break/><text:span text:style-name="T21">antara kenyataan dengan harapan. Dalam konteks pembelajaran matematika, masalah matematika merupakan soal atau pertanyaan dalam matematika. Namun, tidak semua soal atau pertanyaan adalah masalah. Suatu pertanyaan atau soal akan menjadi masalah jika pemecah soal tidak langsung tahu cara penyelesaiannya.</text:span></text:p>
      <text:p text:style-name="P22"><text:span text:style-name="T22">Hal ini senada dengan pendapat Hidayat (Widjayanti, 2009) yang menyatakan bahwa soal atau pernyataan akan disebut sebagai masalah tergantung dari pengetahuan yang dimiliki penjawab. Dapat terjadi bagi seseorang, </text:span><text:span text:style-name="T23">pertanyaan itu dapat dijawab dengan prosedur rutin baginya, namun bagi orang lain yang menjawab pertanyaan tersebut memerlukan pengorganisasian </text:span><text:span text:style-name="T24">pengetahuan yang telah dimiliki secara tidak rutin.</text:span></text:p>
      <text:p text:style-name="P66">Pendapat yang sama juga disampaikan oleh Suherman (Widjayanti, 2009), yaitu suatu masalah biasanya memuat situasi yang mendorong seseorang untuk menyelesaikanya, akan tetapi tidak tahu secara langsung cara menyelesaikannya. Akan tetapi jika suatu soal atau pertanyaan diberikan kepada siswa, dan siswa tersebut langsung mengetahui cara menyelesaikannya dengan benar, maka soal atau pertanyaan itu tidak dikatakan sebagai suatu masalah.</text:p>
      <text:p text:style-name="P67">Sujono (Firdaus, 2009) melukiskan masalah matematika sebagai tantangan bila pemecahannya memerlukan kreatifitas, pengertian, dan pemikiran yang asli atau imajinasi. Lebih lanjut, Ruseffendi (Mahuda, 2012) mengemukakan bahwa suatu persoalan akan menjadi masalah bagi siswa, jika</text:p>
      <text:list xml:id="list1825181670" text:continue-list="list2178972810" text:style-name="List_20_1">
        <text:list-item text:start-value="1">
          <text:p text:style-name="P68">siswa tidak mengenal persoalan tersebut (untuk menyelesaikannya belum mempunyai prosedur atau algoritma),</text:p>
        </text:list-item>
        <text:list-item>
          <text:p text:style-name="P55"><text:span text:style-name="T25">siswa harus mampu menyelesaikannya, baik kesiapan mental maupun </text:span><text:soft-page-break/><text:span text:style-name="T25">pengetahuannya (terlepas dari apakah akhirnya ia sampai atau tidak kepada jawabannya),</text:span></text:p>
        </text:list-item>
        <text:list-item>
          <text:p text:style-name="P68">siswa memiliki niat untuk menyelesaikannya</text:p>
        </text:list-item>
      </text:list>
      <text:p text:style-name="P67">Berdasarkan uraian tersebut di atas, suatu soal atau pertanyaan matematika dikatakan sebagai masalah jika ia mempunya tantangan bagi pemecah (siswa) untuk menyelesaikannya, akan tetapi belum memiliki prosedur rutin yang jelas, sehingga tidak bisa dengan segera diselesaikan.</text:p>
      <text:p text:style-name="P69">Masalah dalam matematika dapat dibedakan menjadi masalah rutin dan masalah non-rutin. Masalah rutin merupakan masalah matematika yang prosedur penyelesaiannya sudah diketahui, sedangkan masalah non-rutin adalah masalah yang belum diketahui prosedur penyelesaiannya (Budhayanti, 2008). Berkaitan dengan jenis masalah, Hudoyo (Abdurahaman, 2012) membagi masalah dalam matematika menjadi enam jenis, yaitu</text:p>
      <text:list xml:id="list2050572209" text:continue-list="list1825181670" text:style-name="List_20_1">
        <text:list-item text:start-value="1">
          <text:p text:style-name="P70">masalah rutin, yaitu masalah yang prosedur penyelesainnya merupakan pengulanan saja, misalnya secara algoritmik</text:p>
        </text:list-item>
        <text:list-item>
          <text:p text:style-name="P70">masalah non-rutin, yaitu masalah yang prosedur penyelesaianya memerlukan rencana penyelesaian, tidak sekedar menggunakan rumus, teorema dan dalil,</text:p>
        </text:list-item>
        <text:list-item>
          <text:p text:style-name="P71">masalah rutin-terapan, yaitu masalah rutin yang dikaitkan dengan dunia nyata atau kehidupan sehari-hari yang prosedur penyelesaiannya sebagaimana yang sudah diajarkan</text:p>
        </text:list-item>
        <text:list-item>
          <text:p text:style-name="P56"><text:span text:style-name="T26">masalah rutin-nonterapan, yaitu masalah rutin yang lebih ditonjolkan matematika daripada dikaitkan dengan dunia nyata atau kehidupan sehari-</text:span><text:soft-page-break/><text:span text:style-name="T26">hari,</text:span></text:p>
        </text:list-item>
        <text:list-item>
          <text:p text:style-name="P71">masalah non rutin terapan, yaitu masalah yang penyelesainnya menuntut perencanaan yang mengaitkannya dengan dunia nyata dan kehidupan sehari-hari,</text:p>
        </text:list-item>
        <text:list-item>
          <text:p text:style-name="P71">masalah non-rutin-nonterapan, yaitu masalah yang berkaitan murni tentang hubungan matematika</text:p>
        </text:list-item>
      </text:list>
      <text:p text:style-name="P23"><text:span text:style-name="T28">P</text:span><text:span text:style-name="T27">emecahan masalah merupakan proses yang digunakan untuk menyelesaikan masalah. Pada tahun 1983, Mayer mendefinisikan pemecahan masalah sebagai suatu proses banyak langkah dengan si pemecah masalah harus menemukan hubungan antara pengalaman (skema) masa lalunya dengan masalah yang sekarang dihadapinya dan kemudian bertindak untuk menyelesaikanya (Kirkley dalam Widjayanti, 2009).</text:span></text:p>
      <text:p text:style-name="P24"><text:span text:style-name="T29">Dahar (Mardliah, 2012) berpendapat bahwa pemecahan masalah merupakan kegiatan </text:span><text:span text:style-name="T30">yang </text:span><text:span text:style-name="T29">menggabungkan konsep-konsep atau aturan-aturan yang telah diperoleh sebelumnya, dan bukan suatu ket</text:span><text:span text:style-name="T66">e</text:span><text:span text:style-name="T29">rampilan generik yang dapat diperoleh secara instan. </text:span><text:span text:style-name="T31">Di samping itu, Suherman (Mahuda, 2012) menyatakan bahwa kemampuan pemecahan masalah matematis adalah kemampuan mencari cara dan metode untuk menyelesaikan masalah dalam matematika melalui kegiatan mengamati, memahami, mencoba, menduga, menemukan dan meninjau kembali.</text:span></text:p>
      <text:p text:style-name="P25"><text:span text:style-name="T32">Hudoyo (2003) mengemukakan bahwa pemecahan masalah merupakan proses penerimaan masalah sebagai tantangan untuk menyelesaikan masalah tersebut. Polya (Hudoyo, 2003) mengartikan pemecahan masalah sebagai salah </text:span><text:soft-page-break/><text:span text:style-name="T32">satu usaha jalan keluar dari suatu kesulitan guna mencapai tujuan yang tidak begitu segera dapat dicapai.</text:span></text:p>
      <text:p text:style-name="P72">Dengan demikian pemecahan masalah merupakan proses yang dilakukan untuk menyelesaikan masalah menggunakan konsep-konsep yang telah diketahui sebelumnya guna menghasilkan solusi atas masalah tersebut.</text:p>
      <text:p text:style-name="P73">Cara menyelesaikan masalah dikemukakan oleh beberapa ahli, diantaranya Dewey dan Polya. Dewey (Firdaus, 2009) memberikan lima langkah utama dalam memecahkan masalah, yaitu</text:p>
      <text:list xml:id="list1038684181" text:continue-list="list2050572209" text:style-name="List_20_1">
        <text:list-item text:start-value="1">
          <text:p text:style-name="P74">mengenali/menyajikan masalah; tidak diperlukan strategi pemecahan masalah jika bukan merupakan masalah;</text:p>
        </text:list-item>
        <text:list-item>
          <text:p text:style-name="P74">mendefinisikan masalah; strategi pemecahan masalah menekankan pentingya definisi masalah guna menentukan banyaknya kemungkinan penyelesaian,</text:p>
        </text:list-item>
        <text:list-item>
          <text:p text:style-name="P74">mengembangkan beberapa hipotesis; hipotesis adalah alternatif penyelesaian dari pemecahan masalah,</text:p>
        </text:list-item>
        <text:list-item>
          <text:p text:style-name="P75">menguji beberapa hipotesis; mengevaluasi kelemahan dan kelebihan hipotesis,</text:p>
        </text:list-item>
        <text:list-item>
          <text:p text:style-name="P75">memilih hipotesis yang terbaik.</text:p>
        </text:list-item>
      </text:list>
      <text:p text:style-name="P76">Sedangkan menurut Polya, dalam pemecahan msalah terdapat empat langkah utama yang harus dilakukan, yaitu</text:p>
      <text:list xml:id="list1038169348" text:continue-list="list1038684181" text:style-name="List_20_1">
        <text:list-item text:start-value="1">
          <text:p text:style-name="P77">memahami masalah,</text:p>
        </text:list-item>
        <text:list-item>
          <text:p text:style-name="P77">merencanakan penyelesaiannya</text:p>
        </text:list-item>
        <text:list-item>
          <text:p text:style-name="P78">menyelesaikan masalah sesuai rencana langkah kedua</text:p>
        </text:list-item>
        <text:list-item>
          <text:p text:style-name="P78"><text:soft-page-break/>memeriksa kembali hasil yang diperoleh (<text:span text:style-name="Emphasis">looking back</text:span>)</text:p>
        </text:list-item>
      </text:list>
      <text:p text:style-name="P26"><text:span text:style-name="T34">L</text:span><text:span text:style-name="T33">ebih jauh Polya merinci setiap langkah tersebut dengan pertanyaan-pertanyaan yang menuntun seoarang problem solver menyelesaikan dan menemukan jawaban dari masalah. </text:span><text:span text:style-name="T35">Sebagai contoh pada langkah memahami masalah diajukan pertanyaan-pertanyaan: Apa yang diketahui? Dapa apa yang diberikan? Mungkinkah kondisi dinyatakan dalam bentuk persamaan atau hubungan lainnya? Buatlah gambar dan notasi yang sesuai!</text:span></text:p>
      <text:p text:style-name="P27"><text:span text:style-name="T36">Pada langkah merencanakan penyelesaian diajukan pertanyaan diantaranya seperti: Pernahkan sebelumnya ada soal seperti ini yang diselesaikan? Dap</text:span><text:span text:style-name="T37">atkah jawaban dicari dengan cara lain?</text:span></text:p>
      <text:p text:style-name="P79">Langkah-langkah penuntun yang dekemukakan Polya tersebut dikenal dengan strategi heuristik. Strategi yang dikemukakan Polya ini banyak dijadikan acuan oleh banyak orang dalam menyelesaikan masalah matematika. </text:p>
      <text:p text:style-name="P80">Menurut Sumarmo (Nuraeni, 2011) beberapa indikator pemecahan masalah matematis adalah sebagai berikut:</text:p>
      <text:list xml:id="list1986402270" text:continue-list="list1038169348" text:style-name="List_20_1">
        <text:list-item text:start-value="1">
          <text:p text:style-name="P81">siswa dapat mengidentifikasi unsur-unsur yang diketahui, yang ditanyakan, dan kecukupan unsur yang diperlukan</text:p>
        </text:list-item>
        <text:list-item>
          <text:p text:style-name="P81">siswa dapat merumuskan masalah matematis atau menyusun model matematis</text:p>
        </text:list-item>
        <text:list-item>
          <text:p text:style-name="P81">siswa dapat menerapkan strategi untuk menyelesaikan berbagai masalah (sejenis dan masalah baru) dalam atau di luar matematika.</text:p>
        </text:list-item>
        <text:list-item>
          <text:p text:style-name="P82">Siswa dapat menjelaskan dan menginterpretasikan hasil sesuai permasalahan asal</text:p>
        </text:list-item>
        <text:list-item>
          <text:p text:style-name="P82"><text:soft-page-break/>siswa dapat menggunakan matematika secara bermakna</text:p>
        </text:list-item>
      </text:list>
      <text:p text:style-name="P18"><text:span text:style-name="T43">P</text:span><text:span text:style-name="T38">endapat yang kurang lebih sama disampaikan oleh Ross, seper</text:span><text:span text:style-name="T45">t</text:span><text:span text:style-name="T38">i dikutip Sumardyono (Ridwan, 2012). Ross memaparkan indikator pemecahan masalah</text:span></text:p>
      <text:list xml:id="list1242454456" text:continue-list="list1986402270" text:style-name="List_20_1">
        <text:list-item text:start-value="1">
          <text:p text:style-name="P81">siswa dapat menggunakan informasi untuk mengidentifikasi pertanyaan-pertanyaan yang memuat permasalahan</text:p>
        </text:list-item>
        <text:list-item>
          <text:p text:style-name="P57"><text:span text:style-name="T38">siswa dapat merenc</text:span><text:span text:style-name="T39">a</text:span><text:span text:style-name="T38">nakan dan menentukan informasi serta langkah-langkah yang dibutuhkan untuk memecahkan masalah</text:span></text:p>
        </text:list-item>
        <text:list-item>
          <text:p text:style-name="P83">memilih penggunaan operasi untuk memberikan solusi permasalahan</text:p>
        </text:list-item>
        <text:list-item>
          <text:p text:style-name="P83">mengorganisasikan, menginterpretasikan dan menggunakan informasi-informasi yang relevan</text:p>
        </text:list-item>
        <text:list-item>
          <text:p text:style-name="P83">mengidentifikasi jalan alternatif untuk menemukan solusi</text:p>
        </text:list-item>
      </text:list>
      <text:p text:style-name="P28"><text:span text:style-name="T42">B</text:span><text:span text:style-name="T40">erdasarkan uraian di atas, yang dimaksud dengan kemampuan pemecahan masalah matematika adalah kemampuan untuk mencari jalan keluar dari permasalahan matematika yang cara penyelesaianya tidak diketahui siswa sebelumnya. Kemampuan tersebut meliputi kemampuan memahami masalah, memubuat rencana pemecahan, menjalankan rencana/melakukan perhitungan, dan <text:s/></text:span><text:span text:style-name="T41">memeriksa kembali hasil yang diperoleh. Untuk memberikan penilaian (skor) terhadap kemampuan pemecahan masalah, digunakan pedoman hasil adaptasi dari Sumarno, seperti dalam tabel </text:span><text:span text:style-name="T41"><text:sequence-ref text:reference-format="value" text:ref-name="refTabel0">2.1</text:sequence-ref></text:span><text:span text:style-name="T41"> </text:span><text:span text:style-name="T44">berikut ini.</text:span></text:p>
      <text:p text:style-name="P44"><text:soft-page-break/>Tabel <text:sequence text:ref-name="refTabel0" text:name="Tabel" text:formula="ooow:Tabel+1" style:num-format="1">2.1</text:sequence>: Pemberian Skor pada Kemampuan Pemecahan Masalah</text:p>
      <table:table table:name="TabelSkorSumarmo" table:style-name="TabelSkorSumarmo">
        <table:table-column table:style-name="TabelSkorSumarmo.A"/>
        <table:table-column table:style-name="TabelSkorSumarmo.B"/>
        <table:table-column table:style-name="TabelSkorSumarmo.C"/>
        <table:table-header-rows>
          <table:table-row>
            <table:table-cell table:style-name="TabelSkorSumarmo.A1" office:value-type="string">
              <text:p text:style-name="P86">Aspek yang dinilai</text:p>
            </table:table-cell>
            <table:table-cell table:style-name="TabelSkorSumarmo.A1" office:value-type="string">
              <text:p text:style-name="P86">Skor</text:p>
            </table:table-cell>
            <table:table-cell table:style-name="TabelSkorSumarmo.C1" office:value-type="string">
              <text:p text:style-name="P86">Keterangan</text:p>
            </table:table-cell>
          </table:table-row>
        </table:table-header-rows>
        <table:table-row>
          <table:table-cell table:style-name="TabelSkorSumarmo.A2" table:number-rows-spanned="3" office:value-type="string">
            <text:p text:style-name="P52">Pemahaman masalah</text:p>
          </table:table-cell>
          <table:table-cell table:style-name="TabelSkorSumarmo.A2" office:value-type="string">
            <text:p text:style-name="P52">0</text:p>
          </table:table-cell>
          <table:table-cell table:style-name="TabelSkorSumarmo.C2" office:value-type="string">
            <text:p text:style-name="P52">Salah menginterpretasikan soal atau tidak ada jawaban sama sekali</text:p>
          </table:table-cell>
        </table:table-row>
        <table:table-row>
          <table:covered-table-cell/>
          <table:table-cell table:style-name="TabelSkorSumarmo.A2" office:value-type="string">
            <text:p text:style-name="P52">1</text:p>
          </table:table-cell>
          <table:table-cell table:style-name="TabelSkorSumarmo.C2" office:value-type="string">
            <text:p text:style-name="P52">Salah menginterpretasikan sebagian soal atau mengabaikan kondisi soal</text:p>
          </table:table-cell>
        </table:table-row>
        <table:table-row>
          <table:covered-table-cell/>
          <table:table-cell table:style-name="TabelSkorSumarmo.A2" office:value-type="string">
            <text:p text:style-name="P52">2</text:p>
          </table:table-cell>
          <table:table-cell table:style-name="TabelSkorSumarmo.C2" office:value-type="string">
            <text:p text:style-name="P52">Memahami masalah/soal selengkapnya</text:p>
          </table:table-cell>
        </table:table-row>
        <table:table-row>
          <table:table-cell table:style-name="TabelSkorSumarmo.A2" table:number-rows-spanned="4" office:value-type="string">
            <text:p text:style-name="P52">Perencanaan Pemecahan </text:p>
          </table:table-cell>
          <table:table-cell table:style-name="TabelSkorSumarmo.A2" office:value-type="string">
            <text:p text:style-name="P52">0</text:p>
          </table:table-cell>
          <table:table-cell table:style-name="TabelSkorSumarmo.C2" office:value-type="string">
            <text:p text:style-name="P52">Menggunakan strategi yang tidak relevan atau tidak ada strategi sama sekali</text:p>
          </table:table-cell>
        </table:table-row>
        <table:table-row>
          <table:covered-table-cell/>
          <table:table-cell table:style-name="TabelSkorSumarmo.A2" office:value-type="string">
            <text:p text:style-name="P52">1 </text:p>
          </table:table-cell>
          <table:table-cell table:style-name="TabelSkorSumarmo.C2" office:value-type="string">
            <text:p text:style-name="P52">Menggunakan strategi yang kurang dapat dilaksanakan dan tidak dapat dilanjutkan</text:p>
          </table:table-cell>
        </table:table-row>
        <table:table-row>
          <table:covered-table-cell/>
          <table:table-cell table:style-name="TabelSkorSumarmo.A2" office:value-type="string">
            <text:p text:style-name="P52">2</text:p>
          </table:table-cell>
          <table:table-cell table:style-name="TabelSkorSumarmo.C2" office:value-type="string">
            <text:p text:style-name="P52">Menggunakan strategi yang benar tetapi mengarah pada jawaban yang salah atau tidak mencoba strategi yang lain</text:p>
          </table:table-cell>
        </table:table-row>
        <table:table-row>
          <table:covered-table-cell/>
          <table:table-cell table:style-name="TabelSkorSumarmo.A2" office:value-type="string">
            <text:p text:style-name="P52">3 </text:p>
          </table:table-cell>
          <table:table-cell table:style-name="TabelSkorSumarmo.C2" office:value-type="string">
            <text:p text:style-name="P52">Menggunakan beberapa prosedur yang mengarah ke solusi yang benar</text:p>
          </table:table-cell>
        </table:table-row>
        <table:table-row>
          <table:table-cell table:style-name="TabelSkorSumarmo.A2" table:number-rows-spanned="4" office:value-type="string">
            <text:p text:style-name="P52">Melaksanakan perhitungan</text:p>
          </table:table-cell>
          <table:table-cell table:style-name="TabelSkorSumarmo.A2" office:value-type="string">
            <text:p text:style-name="P52">0</text:p>
          </table:table-cell>
          <table:table-cell table:style-name="TabelSkorSumarmo.C2" office:value-type="string">
            <text:p text:style-name="P52">Tidak ada solusi sama sekali</text:p>
          </table:table-cell>
        </table:table-row>
        <table:table-row>
          <table:covered-table-cell/>
          <table:table-cell table:style-name="TabelSkorSumarmo.A2" office:value-type="string">
            <text:p text:style-name="P52">1</text:p>
          </table:table-cell>
          <table:table-cell table:style-name="TabelSkorSumarmo.C2" office:value-type="string">
            <text:p text:style-name="P52">Menggunakan beberapa prosedur yang mengarah pada solusi yang benar</text:p>
          </table:table-cell>
        </table:table-row>
        <table:table-row>
          <table:covered-table-cell/>
          <table:table-cell table:style-name="TabelSkorSumarmo.A2" office:value-type="string">
            <text:p text:style-name="P52">2</text:p>
          </table:table-cell>
          <table:table-cell table:style-name="TabelSkorSumarmo.C2" office:value-type="string">
            <text:p text:style-name="P52">Hasil atau sebagian hasil salah akan tetapi hanya salah perhitungan saja</text:p>
          </table:table-cell>
        </table:table-row>
        <table:table-row>
          <table:covered-table-cell/>
          <table:table-cell table:style-name="TabelSkorSumarmo.A2" office:value-type="string">
            <text:p text:style-name="P52">3</text:p>
          </table:table-cell>
          <table:table-cell table:style-name="TabelSkorSumarmo.C2" office:value-type="string">
            <text:p text:style-name="P52">Hasil dan proses benar</text:p>
          </table:table-cell>
        </table:table-row>
        <table:table-row>
          <table:table-cell table:style-name="TabelSkorSumarmo.A2" table:number-rows-spanned="3" office:value-type="string">
            <text:p text:style-name="P52">Melihat kembali hasil</text:p>
          </table:table-cell>
          <table:table-cell table:style-name="TabelSkorSumarmo.A2" office:value-type="string">
            <text:p text:style-name="P52">0</text:p>
          </table:table-cell>
          <table:table-cell table:style-name="TabelSkorSumarmo.C2" office:value-type="string">
            <text:p text:style-name="P52">Tidak ada pemeriksaan atau tidak ada keterangan apapun</text:p>
          </table:table-cell>
        </table:table-row>
        <table:table-row>
          <table:covered-table-cell/>
          <table:table-cell table:style-name="TabelSkorSumarmo.A2" office:value-type="string">
            <text:p text:style-name="P52">1</text:p>
          </table:table-cell>
          <table:table-cell table:style-name="TabelSkorSumarmo.C2" office:value-type="string">
            <text:p text:style-name="P52">Ada pemeriksaan tetapi tidak tuntas</text:p>
          </table:table-cell>
        </table:table-row>
        <table:table-row>
          <table:covered-table-cell/>
          <table:table-cell table:style-name="TabelSkorSumarmo.A2" office:value-type="string">
            <text:p text:style-name="P52">2</text:p>
          </table:table-cell>
          <table:table-cell table:style-name="TabelSkorSumarmo.C2" office:value-type="string">
            <text:p text:style-name="P52">Pemeriksaan dilaksanakan untuk melihat keterangan hasil dan proses</text:p>
          </table:table-cell>
        </table:table-row>
      </table:table>
      <text:p text:style-name="Text_20_body_20_indent"/>
      <text:p text:style-name="P80"/>
      <text:p text:style-name="P84"/>
      <text:h text:style-name="P51" text:outline-level="3"><text:soft-page-break/>Masalah Program Linier</text:h>
      <text:h text:style-name="P49" text:outline-level="2">Penelitian yang Relevan</text:h>
      <text:h text:style-name="P50" text:outline-level="2">Kerangka Berpikir</text:h>
      <text:h text:style-name="P47" text:outline-level="1" text:is-list-header="true"><text:span text:style-name="T46">Daftar PustAka</text:span></text:h>
      <text:p text:style-name="Standard"><text:span text:style-name="T46"/></text:p>
      <text:p text:style-name="Standard"><text:span text:style-name="T46"/></text:p>
      <text:p text:style-name="ListPustaka"><text:span text:style-name="T47">Abdurahman, Ridwan.2012.</text:span><text:span text:style-name="Emphasis"><text:span text:style-name="T47">Meningkatkan Kemampuan Pemecahan Masalah Matematik Siswa SMA Melalui Pembelajaran Matematika Menggunakan Multimedia Interaktif</text:span></text:span><text:span text:style-name="T47">.[</text:span><text:span text:style-name="T48">S</text:span><text:span text:style-name="T47">kripsi].Bandung:Universitas Pendidikan Indonesia</text:span></text:p>
      <text:p text:style-name="P87"><text:span text:style-name="T48">Budhayanti, Clara Ika Sari, dkk.2008. </text:span><text:span text:style-name="Emphasis"><text:span text:style-name="T48">Pemecahan Masalah Matematika</text:span></text:span><text:span text:style-name="T48">.[Bahan Ajar].</text:span><text:span text:style-name="T49">Jakarta: Departemen Pendidikan Nasional</text:span></text:p>
      <text:p text:style-name="P88"><text:span text:style-name="T49">Depdiknas.2006.</text:span><text:span text:style-name="Emphasis"><text:span text:style-name="T49">Peraturan Menteri Pendidikan Nasional Republik Indonesia No. 22 Tahun 2006 tentang Standar Isi unuk Satuan Pendidikan Dasar dan Menengah</text:span></text:span><text:span text:style-name="T49">.Jakarta:Departemen Pendidikan Nasional</text:span></text:p>
      <text:p text:style-name="P89"><text:span text:style-name="T50">Firdaus, A.2009.</text:span><text:span text:style-name="Emphasis"><text:span text:style-name="T50">Kemampuan Pemecahan Masalah Matematika</text:span></text:span><text:span text:style-name="T50">.[</text:span><text:span text:style-name="T63">daring</text:span><text:span text:style-name="T50">]. http://madfirdaus.wordpress.com/2009/11/23/kemampuan-</text:span><text:span text:style-name="T51">p</text:span><text:span text:style-name="T50">emecahan-masalah-matematika/(diakses tanggal 18 Februari 2013)</text:span></text:p>
      <text:p text:style-name="P95"><text:span text:style-name="T60">Hudoyo, H.2003.</text:span><text:span text:style-name="Emphasis"><text:span text:style-name="T60">Pengembangan Kurikulum dan Pembelajaran Matematika</text:span></text:span><text:span text:style-name="T60">.Malang:JICA UNM</text:span></text:p>
      <text:p text:style-name="P90"><text:span text:style-name="T53">Mahuda, Isnaini.2012.</text:span><text:span text:style-name="Emphasis"><text:span text:style-name="T53">Pembelajaran Kooperatif Tipe Co-op Co-op dengan Pendekatan Open-Ended untuk Meningkatkan Kemampuan Pemecahan Masalah Matematis Siswa SMA</text:span></text:span><text:span text:style-name="T53">.[Skripsi].Bandung: Universitas Pendidikan Indonesia</text:span></text:p>
      <text:p text:style-name="P95"><text:span text:style-name="T60">Mardliah, Nurul Dini Sholihatul.2012.</text:span><text:span text:style-name="Emphasis"><text:span text:style-name="T60">Pengaruh Pembelajaran Matematika dengan Strategi Metakognitif Terhadap Pencapaian Kemampuan Pemecahan Masalah Matematis Siswa SMP</text:span></text:span><text:span text:style-name="T60">.[Skripsi].Bandung: Universitas Pendidikan Indonesia</text:span></text:p>
      <text:p text:style-name="P90"><text:span text:style-name="T53">Putri, Luvia Febryani dan Manoy, Janet Trineke.2013.</text:span><text:span text:style-name="Emphasis"><text:span text:style-name="T53">Identifikasi Kemampuan Matematika Siswa dalam Memecahkan Masalah Aljbara di Kelas VIII Berdasarkan Taksonomi SOLO</text:span></text:span><text:span text:style-name="T53">.Jurnal MathEdunesa, Volume 2, Nomor 1</text:span></text:p>
      <text:p text:style-name="P91"><text:span text:style-name="T54">Shadiq, Fajar.2008.</text:span><text:span text:style-name="Emphasis"><text:span text:style-name="T54">Pemecahan Masalah, Penalaran dan Komunikasi</text:span></text:span><text:span text:style-name="T54">.[Dikta</text:span><text:span text:style-name="T64">t</text:span><text:span text:style-name="T54">].Yogyakarta:PPPG Matematika</text:span></text:p>
      <text:p text:style-name="P92"><text:span text:style-name="T55">Usman, Sudarmin.2007.</text:span><text:span text:style-name="Emphasis"><text:span text:style-name="T55">Strategi Pemecahan Masalah dalam Penyelesaian Soal Cerita di Sekolah Dasar</text:span></text:span><text:span text:style-name="T55">.J</text:span><text:span text:style-name="T56">u</text:span><text:span text:style-name="T55">rnal Samudra Ilmu, Volume 2, Nomor 2, Hal. 341</text:span></text:p>
      <text:p text:style-name="P93"><text:span text:style-name="T57">Wardhani, Sri.2008.</text:span><text:span text:style-name="Emphasis"><text:span text:style-name="T57">Analisis SI dan SKL Mata Pelajaran Matematika SMP/MTs untuk Optimalisasi Tujuan Mata Pelajaran Matematika</text:span></text:span><text:span text:style-name="T57">[Diktat].Yogyakarta:PPPPTK Matematika</text:span></text:p>
      <text:p text:style-name="P94"><text:span text:style-name="T58">Widjayanti, Djamilah B.2009.</text:span><text:span text:style-name="Emphasis"><text:span text:style-name="T58">Kemampuan Pemecahan Masalah Matematis Calon </text:span></text:span><text:soft-page-break/><text:span text:style-name="Emphasis"><text:span text:style-name="T58">Guru Matematika: Apa dan Bagaimana Mengembangkannya</text:span></text:span><text:span text:style-name="T58">.P</text:span><text:span text:style-name="T59">r</text:span><text:span text:style-name="T58">osiding dalam Seminar Nasional Matematika dan Pendidikan Matematika, Jurusan Pendidikan Matematika FMIPA UN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d" fo:country="ID"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size="14pt" style:font-name-asian="DejaVu Sans" style:font-size-asian="14pt" style:font-name-complex="Lohit Hindi" style:font-size-complex="14pt"/>
    </style:style>
    <style:style style:name="Text_20_body" style:display-name="Text body" style:family="paragraph" style:parent-style-name="Standard" style:next-style-name="Text_20_body_20_indent" style:class="text">
      <style:paragraph-properties fo:margin-top="0cm" fo:margin-bottom="0cm" style:contextual-spacing="false" fo:line-height="200%" fo:text-align="justify" style:justify-single-word="false"/>
      <style:text-properties fo:color="#000000"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Heading_20_2" style:default-outline-level="1" style:class="text">
      <style:paragraph-properties fo:margin-left="0cm" fo:margin-right="0cm" fo:margin-top="0cm" fo:margin-bottom="0cm" style:contextual-spacing="false" fo:line-height="150%" fo:text-align="center" style:justify-single-word="false" fo:text-indent="0cm" style:auto-text-indent="false"/>
      <style:text-properties fo:text-transform="uppercase" fo:color="#000000"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2.03cm" fo:margin-bottom="1.02cm" style:contextual-spacing="false" fo:line-height="150%" fo:text-align="justify" style:justify-single-word="false" fo:text-indent="0cm" style:auto-text-indent="false"/>
      <style:text-properties fo:font-variant="normal" fo:text-transform="none" fo:color="#000000" fo:font-size="13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1.7cm" fo:margin-bottom="1.02cm" style:contextual-spacing="false" fo:line-height="150%" fo:text-align="justify" style:justify-single-word="false" fo:text-indent="0cm" style:auto-text-indent="false" style:page-number="auto"/>
      <style:text-properties fo:color="#00000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1.739cm" fo:margin-bottom="1.02cm" style:contextual-spacing="false" fo:line-height="150%" fo:text-align="justify" style:justify-single-word="false" fo:text-indent="0cm" style:auto-text-indent="false"/>
      <style:text-properties fo:color="#000000" fo:font-size="12pt" fo:font-style="normal" fo:font-weight="bold" style:font-size-asian="85%" style:font-style-asian="italic" style:font-weight-asian="normal" style:font-size-complex="85%" style:font-style-complex="italic" style:font-weight-complex="bold"/>
    </style:style>
    <style:style style:name="Judul" style:family="paragraph" style:parent-style-name="Heading_20_2" style:next-style-name="Text_20_body" style:default-outline-level="" style:list-style-name="">
      <style:paragraph-properties fo:margin-top="0cm" fo:margin-bottom="2.03cm" style:contextual-spacing="false" fo:text-align="center" style:justify-single-word="false"/>
      <style:text-properties fo:text-transform="uppercase" fo:font-size="14pt" style:font-weight-asian="normal"/>
    </style:style>
    <style:style style:name="Text_20_body_20_indent" style:display-name="Text body indent" style:family="paragraph" style:parent-style-name="Text_20_body" style:class="text">
      <style:paragraph-properties fo:margin-left="0cm" fo:margin-right="0cm" fo:line-height="200%" fo:text-indent="1.199cm" style:auto-text-indent="false"/>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line-height="150%" fo:text-align="center" style:justify-single-word="false"/>
      <style:text-properties fo:text-transform="uppercase" fo:color="#000000" fo:font-size="15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line-height="150%" fo:text-align="center" style:justify-single-word="false"/>
      <style:text-properties fo:color="#000000" fo:font-size="12pt" fo:font-style="normal" style:font-size-asian="14pt" style:font-style-asian="italic" style:font-weight-asian="normal"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paragraph-properties fo:margin-top="1.739cm" fo:margin-bottom="1.739cm" style:contextual-spacing="false" fo:text-align="center" style:justify-single-word="false"/>
      <style:text-properties fo:color="#000000" fo:font-style="normal" fo:font-weight="bold" style:font-weight-asian="normal"/>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101cm" fo:margin-right="0cm" fo:line-height="100%" fo:text-indent="-1cm" style:auto-text-indent="false">
        <style:tab-stops/>
      </style:paragraph-properties>
    </style:style>
    <style:style style:name="ListPustaka" style:family="paragraph" style:parent-style-name="List_20_1_20_End" style:master-page-name="">
      <style:paragraph-properties fo:margin-left="1.199cm" fo:margin-right="0cm" fo:margin-top="0cm" fo:margin-bottom="0.42cm" style:contextual-spacing="false" fo:line-height="100%" fo:text-indent="-1.199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Page_20_Number" style:display-name="Page Number" style:family="text">
      <style:text-properties fo:text-transform="lowercase" fo:color="#000000"/>
    </style:style>
    <style:style style:name="User_20_Entry" style:display-name="User Entry" style:family="text">
      <style:text-properties style:font-name="Times New Roman2" fo:font-style="italic" style:font-name-asian="DejaVu Sans Mono" style:font-size-asian="10.5pt" style:font-name-complex="Lohit Hindi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color="#000000" fo:font-style="italic" style:font-size-asian="10.5pt" style:font-style-asian="italic" style:font-weight-asian="normal" style:font-style-complex="italic"/>
    </style:style>
    <style:style style:name="Source_20_Text" style:display-name="Source Text" style:family="text">
      <style:text-properties style:font-name="DejaVu Sans Mono" style:font-name-asian="DejaVu Sans Mono" style:font-name-complex="Lohit Hindi2"/>
    </style:style>
    <text:outline-style style:name="Outline">
      <text:outline-level-style text:level="1" style:num-prefix="BAB "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fo:text-indent="-0.7cm" fo:margin-left="1.1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6cm" fo:margin-left="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4cm" fo:margin-left="2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4cm" fo:margin-left="2.40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01cm" fo:text-indent="-0.4cm" fo:margin-left="4.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1.499cm" fo:margin-bottom="1.499cm" fo:margin-left="4.001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style:page-layout style:name="Mpm4">
      <style:page-layout-properties fo:page-width="21.001cm" fo:page-height="29.7cm" style:num-format="1" style:print-orientation="portrait" fo:margin-top="1.499cm" fo:margin-bottom="1.499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office:automatic-styles>
  <office:master-styles>
    <style:master-page style:name="Standard" style:page-layout-name="Mpm1"/>
    <style:master-page style:name="Halaman_20_Sampul" style:display-name="Halaman Sampul" style:page-layout-name="Mpm2" style:next-style-name="Halaman_20_Bagian_20_Awal"/>
    <style:master-page style:name="Halaman_20_Bagian_20_Awal" style:display-name="Halaman Bagian Awal" style:page-layout-name="Mpm3">
      <style:header>
        <text:p text:style-name="Header"/>
      </style:header>
      <style:footer>
        <text:p text:style-name="MP1"><text:page-number text:select-page="current">ii</text:page-number></text:p>
      </style:footer>
    </style:master-page>
    <style:master-page style:name="Halaman_20_Isi" style:display-name="Halaman Isi" style:page-layout-name="Mpm4">
      <style:header>
        <text:p text:style-name="MP2"><text:page-number text:select-page="current">21</text:page-number></text:p>
      </style:header>
      <style:footer>
        <text:p text:style-name="Footer"/>
      </style:footer>
    </style:master-page>
    <style:master-page style:name="Halaman_20_Bab" style:display-name="Halaman Bab" style:page-layout-name="Mpm4" style:next-style-name="Halaman_20_Isi">
      <style:header>
        <text:p text:style-name="Header"/>
      </style:header>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hamad Abdul Rosid</meta:initial-creator>
    <meta:creation-date>2013-04-08T13:22:12</meta:creation-date>
    <dc:date>2013-04-09T16:09:39</dc:date>
    <dc:creator>Muhamad Abdul Rosid</dc:creator>
    <meta:editing-duration>PT8H8M37S</meta:editing-duration>
    <meta:editing-cycles>131</meta:editing-cycles>
    <meta:generator>LibreOffice/4.0.1.2$Linux_x86 LibreOffice_project/84102822e3d61eb989ddd325abf1ac077904985</meta:generator>
    <meta:document-statistic meta:table-count="1" meta:image-count="0" meta:object-count="0" meta:page-count="25" meta:paragraph-count="176" meta:word-count="3221" meta:character-count="25685" meta:non-whitespace-character-count="22698"/>
  </office:meta>
</office:document-meta>
</file>